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3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4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5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1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7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5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9" style:parent-style-name="Standard" style:family="paragraph">
      <style:text-properties style:font-name="맑은 고딕" style:font-name-asian="맑은 고딕" fo:font-size="10pt" style:font-size-asian="10pt" style:font-size-complex="10pt"/>
    </style:style>
  </office:automatic-styles>
  <office:body>
    <office:text text:use-soft-page-breaks="true">
      <text:p text:style-name="P1"><text:span text:style-name="T2">도서</text:span><text:span text:style-name="T3">_처음부터 다시 배우는 웹 기획(2016)</text:span></text:p>
      <text:p text:style-name="P4"/>
      <text:p text:style-name="P5">VOC를<text:s/>근거로<text:s/>한<text:s/>서비스<text:s/>개선</text:p>
      <text:p text:style-name="P6"/>
      <text:p text:style-name="P7">일반<text:s/>서비스의<text:s/>VOC<text:s/>방법</text:p>
      <text:p text:style-name="P8">문의/신고/제안하기,<text:s/>자주<text:s/>묻는<text:s/>질문,<text:s/>공지사항<text:s/>게시판</text:p>
      <text:p text:style-name="P9">고객센터<text:s/>구축의<text:s/>핵심은<text:s/>고객이<text:s/>문의/신고/제안<text:s/>사항을<text:s/>쉽게<text:s/>등록할<text:s/>수<text:s/>있고,<text:s/>빠르게<text:s/>답변<text:s/>받을<text:s/>수<text:s/>있는<text:s/>프로세스를<text:s/>만드는<text:s/>것</text:p>
      <text:p text:style-name="P10"/>
      <text:p text:style-name="P11">쇼핑<text:s/>서비스의<text:s/>VOC<text:s/>방법</text:p>
      <text:p text:style-name="P12">상품<text:s/>거래가<text:s/>빈번히<text:s/>발생하는<text:s/>만큼<text:s/>타<text:s/>서비스에<text:s/>비해<text:s/>고객센터의<text:s/>유입<text:s/>비중이<text:s/>높다.</text:p>
      <text:p text:style-name="P13">1.이런<text:s/>이유로<text:s/>대부분의<text:s/>쇼핑<text:s/>서비스는<text:s/>GNB에<text:s/>고객센터<text:s/>메뉴를<text:s/>위치시켜<text:s/>접근성을<text:s/>높이고<text:s/>있다.</text:p>
      <text:p text:style-name="P14">2.또한<text:s/>판매<text:s/>절차에<text:s/>따라<text:s/>문의<text:s/>내용이<text:s/>다양하므로<text:s/>빠르고<text:s/>정확한<text:s/>답변을<text:s/>제공하려면<text:s/>문의<text:s/>유형을<text:s/>분류해<text:s/>전담<text:s/>직원에게<text:s/>바로<text:s/>연결되도록<text:s/>하는<text:s/>것이<text:s/>좋다.</text:p>
      <text:p text:style-name="P15">3.자주<text:s/>묻는<text:s/>질문의<text:s/>비중을<text:s/>키우고<text:s/>문의<text:s/>등록<text:s/>창굴를<text:s/>눈에<text:s/>띄게<text:s/>배치하는<text:s/>것이<text:s/>효과적이다.</text:p>
      <text:p text:style-name="P16"/>
      <text:p text:style-name="P17">서비스<text:s/>피드백을<text:s/>받기<text:s/>위한<text:s/>VOC<text:s/>방법</text:p>
      <text:p text:style-name="P18">스타트업과<text:s/>같은<text:s/>신기술<text:s/>기반의<text:s/>서비스는<text:s/>핵심<text:s/>기능을<text:s/>먼저<text:s/>시장에<text:s/>선보이고<text:s/>고객<text:s/>반응을<text:s/>살펴<text:s/>가며<text:s/>서비스를<text:s/>완성시켜<text:s/>나가므로<text:s/>사이트<text:s/>전면에<text:s/>피드백<text:s/>버튼을<text:s/>삽입하는<text:s/>방식이<text:s/>좋다.</text:p>
      <text:p text:style-name="P19">이<text:s/>방법은<text:s/>고객<text:s/>참여를<text:s/>비약적으로<text:s/>높일<text:s/>수<text:s/>있기<text:s/>때문에<text:s/>서비스의<text:s/>버그<text:s/>및<text:s/>오류를<text:s/>빠르게<text:s/>발견할<text:s/>수<text:s/>있다.</text:p>
      <text:p text:style-name="P20"/>
      <text:p text:style-name="P21">시스템<text:s/>오류<text:s/>수집을<text:s/>위한<text:s/>VOC<text:s/>방법</text:p>
      <text:p text:style-name="P22">오류가<text:s/>발생한<text:s/>시점에<text:s/>정확한<text:s/>오류<text:s/>경위를<text:s/>확인할<text:s/>수만<text:s/>있다면<text:s/>오류를<text:s/>비약적으로<text:s/>줄일<text:s/>수<text:s/>있다.</text:p>
      <text:p text:style-name="P23">예시)<text:s/>에버노트는<text:s/>프로그램에<text:s/>VOC<text:s/>기능을<text:s/>탑재해<text:s/>오류가<text:s/>발생한<text:s/>시점에<text:s/>자동으로<text:s/>오류<text:s/>보고서를<text:s/>만들어<text:s/>내고,<text:s/>고객이<text:s/>오류<text:s/>상황에<text:s/>대해<text:s/>메시지를<text:s/>남길<text:s/>수<text:s/>있도록<text:s/>안내<text:s/>문구와<text:s/>함께<text:s/>입력<text:s/>박스를<text:s/>제공하고<text:s/>있다.</text:p>
      <text:p text:style-name="P24"/>
      <text:p text:style-name="P25">잘못된<text:s/>정보를<text:s/>신고받는<text:s/>VOC<text:s/>방법</text:p>
      <text:p text:style-name="P26">서비스<text:s/>요금,<text:s/>매장<text:s/>위치,<text:s/>여행지<text:s/>위치<text:s/>등의<text:s/>정보는<text:s/>시간이<text:s/>지나면<text:s/>바뀔<text:s/>수<text:s/>있다.</text:p>
      <text:p text:style-name="P27">이러한<text:s/>정보는<text:s/>소수의<text:s/>운영자로<text:s/>관리하는<text:s/>것이<text:s/>불가능하기에<text:s/>고객<text:s/>참여를<text:s/>통해<text:s/>잘못된<text:s/>정보를<text:s/>신고받는<text:s/>것이<text:s/>유용하다.</text:p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바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njnchae@gmail.com</dc:creator>
    <meta:creation-date>2019-07-15T23:43:00Z</meta:creation-date>
    <dc:date>2019-09-19T01:44:00Z</dc:date>
    <meta:template xlink:href="Normal" xlink:type="simple"/>
    <meta:editing-cycles>5</meta:editing-cycles>
    <meta:editing-duration>PT3000S</meta:editing-duration>
    <meta:document-statistic meta:page-count="1" meta:paragraph-count="1" meta:word-count="136" meta:character-count="915" meta:row-count="6" meta:non-whitespace-character-count="780"/>
  </office:meta>
</office:document-meta>
</file>